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02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1.3681in" fo:break-before="auto" style:use-optimal-row-height="true"/>
    </style:style>
    <style:style style:name="ro6" style:family="table-row">
      <style:table-row-properties style:row-height="1.9071in" fo:break-before="auto" style:use-optimal-row-height="true"/>
    </style:style>
    <style:style style:name="ro7" style:family="table-row">
      <style:table-row-properties style:row-height="2.311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2.7571in" fo:break-before="auto" style:use-optimal-row-height="true"/>
    </style:style>
    <style:style style:name="ro10" style:family="table-row">
      <style:table-row-properties style:row-height="2.1764in" fo:break-before="auto" style:use-optimal-row-height="true"/>
    </style:style>
    <style:style style:name="ro11" style:family="table-row">
      <style:table-row-properties style:row-height="2.9846in" fo:break-before="auto" style:use-optimal-row-height="true"/>
    </style:style>
    <style:style style:name="ro12" style:family="table-row">
      <style:table-row-properties style:row-height="2.85in" fo:break-before="auto" style:use-optimal-row-height="true"/>
    </style:style>
    <style:style style:name="ro13" style:family="table-row">
      <style:table-row-properties style:row-height="2.5807in" fo:break-before="auto" style:use-optimal-row-height="true"/>
    </style:style>
    <style:style style:name="ro14" style:family="table-row">
      <style:table-row-properties style:row-height="3.5236in" fo:break-before="auto" style:use-optimal-row-height="true"/>
    </style:style>
    <style:style style:name="ro15" style:family="table-row">
      <style:table-row-properties style:row-height="2.4457in" fo:break-before="auto" style:use-optimal-row-height="true"/>
    </style:style>
    <style:style style:name="ro16" style:family="table-row">
      <style:table-row-properties style:row-height="1.6374in" fo:break-before="auto" style:use-optimal-row-height="true"/>
    </style:style>
    <style:style style:name="ro17" style:family="table-row">
      <style:table-row-properties style:row-height="1.0984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3.389in" fo:break-before="auto" style:use-optimal-row-height="true"/>
    </style:style>
    <style:style style:name="ro20" style:family="table-row">
      <style:table-row-properties style:row-height="1.772in" fo:break-before="auto" style:use-optimal-row-height="true"/>
    </style:style>
    <style:style style:name="ro21" style:family="table-row">
      <style:table-row-properties style:row-height="0.6937in" fo:break-before="auto" style:use-optimal-row-height="true"/>
    </style:style>
    <style:style style:name="ro22" style:family="table-row">
      <style:table-row-properties style:row-height="1.2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savol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Таклиф светофорининг ой-оқ милтилловчи чироғи нимани англатади?</text:p>
          </table:table-cell>
          <table:table-cell office:value-type="string" calcext:value-type="string">
            <text:p>светофорнинг қизил ёки ўчирилган чироғи билан соатига 20 км дан ошмайдиган тезликда ҳаракатланишга имкон беради;</text:p>
          </table:table-cell>
          <table:table-cell office:value-type="string" calcext:value-type="string">
            <text:p>ҳаракатланиш бепул;</text:p>
          </table:table-cell>
          <table:table-cell office:value-type="string" calcext:value-type="string">
            <text:p>Маневрларни ишлаб чиқаришга имкон беради;</text:p>
          </table:table-cell>
          <table:table-cell office:value-type="string" calcext:value-type="string">
            <text:p>25 км/соат дан ортиқ бўлмаган тезликда қизил ёки ўчган светофордан ўтишга рухсат бериш;</text:p>
          </table:table-cell>
        </table:table-row>
        <table:table-row table:style-name="ro3">
          <table:table-cell table:style-name="ce2" office:value-type="string" calcext:value-type="string">
            <text:p>Ёндашувда қандай сигнал белгиси ўрнатилиши керак</text:p>
          </table:table-cell>
          <table:table-cell office:value-type="string" calcext:value-type="string">
            <text:p>“C” ҳуштакини чалиш;</text:p>
          </table:table-cell>
          <table:table-cell office:value-type="string" calcext:value-type="string">
            <text:p>хавфли нуқтанинг бошланиши;</text:p>
          </table:table-cell>
          <table:table-cell office:value-type="string" calcext:value-type="string">
            <text:p>сариқ қалқон;</text:p>
          </table:table-cell>
          <table:table-cell office:value-type="string" calcext:value-type="string">
            <text:p>қизил қалқон;</text:p>
          </table:table-cell>
        </table:table-row>
        <table:table-row table:style-name="ro4">
          <table:table-cell office:value-type="string" calcext:value-type="string">
            <text:p>Тўсиқдан қандай масофада <text:s/>қизил қалқонлар ўрнатилади?</text:p>
          </table:table-cell>
          <table:table-cell office:value-type="string" calcext:value-type="string">
            <text:p>50 м;</text:p>
          </table:table-cell>
          <table:table-cell office:value-type="string" calcext:value-type="string">
            <text:p>200 м;</text:p>
          </table:table-cell>
          <table:table-cell office:value-type="string" calcext:value-type="string">
            <text:p>“А” масофаси</text:p>
          </table:table-cell>
          <table:table-cell office:value-type="string" calcext:value-type="string">
            <text:p>500-1500 м</text:p>
          </table:table-cell>
        </table:table-row>
        <table:table-row table:style-name="ro5">
          <table:table-cell office:value-type="string" calcext:value-type="string">
            <text:p>Кечаси маневрлар пайтида қўл сигнали "Ҳуштак!"</text:p>
          </table:table-cell>
          <table:table-cell office:value-type="string" calcext:value-type="string">
            <text:p>Оқ ёруғлик билан фонарни секин юқорига ва пастга силжитиш;</text:p>
          </table:table-cell>
          <table:table-cell office:value-type="string" calcext:value-type="string">
            <text:p>Ҳар қандай ёруғлик билан фонарни айлантириш;</text:p>
          </table:table-cell>
          <table:table-cell office:value-type="string" calcext:value-type="string">
            <text:p>Оқ ёруғлик билан туширилган фонарнинг ёнма-ён ҳаракатланиши;</text:p>
          </table:table-cell>
          <table:table-cell office:value-type="string" calcext:value-type="string">
            <text:p>Оқ ёруғлик билан бошдан юқорига кўтарилган фонарнинг у ёқдан бу томонга ҳаракатланиши;</text:p>
          </table:table-cell>
        </table:table-row>
        <table:table-row table:style-name="ro6">
          <table:table-cell office:value-type="string" calcext:value-type="string">
            <text:p>Ҳаракатланаётган поезд орқасида локомотив томонидан тўхтаб қолган поездни ташишдан қандай тезликда чекинишга рухсат берилади?</text:p>
          </table:table-cell>
          <table:table-cell office:value-type="string" calcext:value-type="string">
            <text:p>25 км/соат;</text:p>
          </table:table-cell>
          <table:table-cell office:value-type="string" calcext:value-type="string">
            <text:p>20 км/соат;</text:p>
          </table:table-cell>
          <table:table-cell office:value-type="string" calcext:value-type="string">
            <text:p>15 км/соат;</text:p>
          </table:table-cell>
          <table:table-cell office:value-type="string" calcext:value-type="string">
            <text:p>5 км/соат;</text:p>
          </table:table-cell>
        </table:table-row>
        <table:table-row table:style-name="ro5">
          <table:table-cell office:value-type="string" calcext:value-type="string">
            <text:p>Локомотив олдинга нотўғри йўл бўйлаб ҳаракатланаётганда поезднинг боши қандай кўрсатилади?</text:p>
          </table:table-cell>
          <table:table-cell office:value-type="string" calcext:value-type="string">
            <text:p>Чап томонида фонарнинг қизил чироғи, ўнг томонида оқ чироқ;</text:p>
          </table:table-cell>
          <table:table-cell office:value-type="string" calcext:value-type="string">
            <text:p>Иккала буфер чироқнинг оқ нури;</text:p>
          </table:table-cell>
          <table:table-cell office:value-type="string" calcext:value-type="string">
            <text:p>иккала буфер чироқнинг қизил чироғи;</text:p>
          </table:table-cell>
          <table:table-cell office:value-type="string" calcext:value-type="string">
            <text:p>Иккала буфер чироқнинг сариқ чироғи;</text:p>
          </table:table-cell>
        </table:table-row>
        <table:table-row table:style-name="ro7">
          <table:table-cell office:value-type="string" calcext:value-type="string">
            <text:p>Вагонлар учун 2 дан 6 мм гача, локомотивлар ва кўп агрегатли ҳаракатланувчи таркиб учун - 1 дан 2 мм гача слайдер мавжуд бўлганда энг яқин стантсияга бориш тезлиги:</text:p>
          </table:table-cell>
          <table:table-cell office:value-type="string" calcext:value-type="string">
            <text:p>15 км/соат</text:p>
          </table:table-cell>
          <table:table-cell office:value-type="string" calcext:value-type="string">
            <text:p>10 км/соат</text:p>
          </table:table-cell>
          <table:table-cell office:value-type="string" calcext:value-type="string">
            <text:p>Тезлик чекланмаган</text:p>
          </table:table-cell>
          <table:table-cell office:value-type="string" calcext:value-type="string">
            <text:p>10 км/соат, ғилдираклар гуруҳи тўхтатилган ёки айлантирилган ҳолда;</text:p>
          </table:table-cell>
        </table:table-row>
        <table:table-row table:style-name="ro6">
          <table:table-cell office:value-type="string" calcext:value-type="string">
            <text:p>Тупик стансия йўлларида қабул қилишда поезднинг қабул қилиш йўлининг бошидаги тезлиги қуйидагилардан ошмаслиги керак:</text:p>
          </table:table-cell>
          <table:table-cell office:value-type="string" calcext:value-type="string">
            <text:p>20 км/соат;</text:p>
          </table:table-cell>
          <table:table-cell office:value-type="string" calcext:value-type="string">
            <text:p>25 км/соат;</text:p>
          </table:table-cell>
          <table:table-cell office:value-type="string" calcext:value-type="string">
            <text:p>40 км/соат;</text:p>
          </table:table-cell>
          <table:table-cell office:value-type="string" calcext:value-type="string">
            <text:p>15 км/соат;</text:p>
          </table:table-cell>
        </table:table-row>
        <table:table-row table:style-name="ro4">
          <table:table-cell office:value-type="string" calcext:value-type="string">
            <text:p>Локомотив томонидан ҳушёрлик сигнали қандай берилади?</text:p>
          </table:table-cell>
          <table:table-cell office:value-type="string" calcext:value-type="string">
            <text:p>Бир қисқа ва битта узун ҳуштак;</text:p>
          </table:table-cell>
          <table:table-cell office:value-type="string" calcext:value-type="string">
            <text:p>Бир узун ва битта қисқа ҳуштак;</text:p>
          </table:table-cell>
          <table:table-cell office:value-type="string" calcext:value-type="string">
            <text:p>Бир узун ва иккита қисқа ҳуштак;</text:p>
          </table:table-cell>
          <table:table-cell office:value-type="string" calcext:value-type="string">
            <text:p>Бир узун ва учта қисқа ҳуштак;</text:p>
          </table:table-cell>
        </table:table-row>
        <table:table-row table:style-name="ro2">
          <table:table-cell office:value-type="string" calcext:value-type="string">
            <text:p>Автоблокнинг нормал ишлаши вақтида поезднинг стансиядан чиқиб кетишига қандай рухсат берилади?</text:p>
          </table:table-cell>
          <table:table-cell office:value-type="string" calcext:value-type="string">
            <text:p>чиқиш светофорининг кўрсатилишини ёқиш;</text:p>
          </table:table-cell>
          <table:table-cell office:value-type="string" calcext:value-type="string">
            <text:p>саёҳат варақаси;</text:p>
          </table:table-cell>
          <table:table-cell office:value-type="string" calcext:value-type="string">
            <text:p>таёқча калити;</text:p>
          </table:table-cell>
          <table:table-cell table:style-name="ce2" office:value-type="string" calcext:value-type="string">
            <text:p>яшил қоғоздаги рухсатнома;</text:p>
          </table:table-cell>
        </table:table-row>
        <table:table-row table:style-name="ro8">
          <table:table-cell table:style-name="ce2" office:value-type="string" calcext:value-type="string">
            <text:p>11 вагондан иборат "Афросиёб" электропоезди нечта ғилдирак <text:s/>жуфтлари (ўк)дан иборат.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</text:p>
          </table:table-cell>
          <table:table-cell office:value-type="string" calcext:value-type="string">
            <text:p>40.</text:p>
          </table:table-cell>
          <table:table-cell office:value-type="string" calcext:value-type="string">
            <text:p>52.</text:p>
          </table:table-cell>
        </table:table-row>
        <table:table-row table:style-name="ro9">
          <table:table-cell table:style-name="ce2" office:value-type="string" calcext:value-type="string">
            <text:p>Автоблокировка билан жихозланмаган 160-220 км/соат тезлик оралигида харакатланувчи участкаларда тўсувчи (заградительный) светофор олдидан ўрнатилган огохлантирувчи (предупредительный) светофор темир йу́л кесишмасидан неча метр масофада ўрнатилади.? </text:p>
          </table:table-cell>
          <table:table-cell office:value-type="string" calcext:value-type="string">
            <text:p>2500 метр.</text:p>
          </table:table-cell>
          <table:table-cell office:value-type="string" calcext:value-type="string">
            <text:p>2000 метр.</text:p>
          </table:table-cell>
          <table:table-cell office:value-type="string" calcext:value-type="string">
            <text:p>3000 метр</text:p>
          </table:table-cell>
          <table:table-cell office:value-type="string" calcext:value-type="string">
            <text:p>1500 метр.</text:p>
          </table:table-cell>
        </table:table-row>
        <table:table-row table:style-name="ro10">
          <table:table-cell office:value-type="string" calcext:value-type="string">
            <text:p>Нишаблик-1,0 минглик, Вагонлар сони- 50 та, берилган маьлумотларга кўра харакат таркибини махкамлашга керак бўладиган тормоз бошмоклари сонини аникланг.?</text:p>
          </table:table-cell>
          <table:table-cell office:value-type="string" calcext:value-type="string">
            <text:p>6 та.</text:p>
          </table:table-cell>
          <table:table-cell office:value-type="string" calcext:value-type="string">
            <text:p>5 та.</text:p>
          </table:table-cell>
          <table:table-cell office:value-type="string" calcext:value-type="string">
            <text:p>4 та.</text:p>
          </table:table-cell>
          <table:table-cell office:value-type="string" calcext:value-type="string">
            <text:p>3 та.</text:p>
          </table:table-cell>
        </table:table-row>
        <table:table-row table:style-name="ro11">
          <table:table-cell office:value-type="string" calcext:value-type="string">
            <text:p>Автоблокировка тизимида, перегон ёпилмасдан жўнатувчи станцияга кайтиш шарти билан перегонга хўжалик поездларини жўнатишда, агар жезл калити носоз бўлса ёки умуман бўлмаса кандай тартибда жўнатилади?</text:p>
          </table:table-cell>
          <table:table-cell office:value-type="string" calcext:value-type="string">
            <text:p>ДУ-61 шаклдаги огохлантириш бланкаси билан</text:p>
          </table:table-cell>
          <table:table-cell office:value-type="string" calcext:value-type="string">
            <text:p>Ўрнатилган тартибда ДНЦ нинг буйруғи билан бошка поездлар учун перегон ёпилиб, ДУ-64 бланкаси билан</text:p>
          </table:table-cell>
          <table:table-cell office:value-type="string" calcext:value-type="string">
            <text:p>ДУ-50 шаклдаги йўл варақаси билан</text:p>
          </table:table-cell>
          <table:table-cell office:value-type="string" calcext:value-type="string">
            <text:p>Барча жавоблар тўғри</text:p>
          </table:table-cell>
        </table:table-row>
        <table:table-row table:style-name="ro12">
          <table:table-cell office:value-type="string" calcext:value-type="string">
            <text:p>Марказлаштирилган стрелкалар, ажратилган участкалар, назоратдаги стрелкали қулфлар ва бошка қурилмалар СИГНАЛЛАРДАН ФОЙДАЛАНИШНИ САКЛАБ ўчирилганда поездларни кабул килиш кандай амалга оширилади?</text:p>
          </table:table-cell>
          <table:table-cell office:value-type="string" calcext:value-type="string">
            <text:p>1-поезд светофорнинг таъкик кўрсатмасида, кейинги поездлар рухсат этувчи кўрсатмада кабул килинади.</text:p>
          </table:table-cell>
          <table:table-cell office:value-type="string" calcext:value-type="string">
            <text:p>1- поезд 20 км/соат тезликда, кейинги поездлар белгиланган тезликда кабул килинади.</text:p>
          </table:table-cell>
          <table:table-cell office:value-type="string" calcext:value-type="string">
            <text:p>ИДПнинг 382-бандига мувофик поездларни кабул килиш светофорнинг таъкик кўрсатмада амалга оширилади.</text:p>
          </table:table-cell>
          <table:table-cell office:value-type="string" calcext:value-type="string">
            <text:p>1- поезд 40 км/соат тезликда, кейинги поездлар белгиланган тезликда кабул килинади.</text:p>
          </table:table-cell>
        </table:table-row>
        <table:table-row table:style-name="ro13">
          <table:table-cell office:value-type="string" calcext:value-type="string">
            <text:p>Агар станцияда хавфли юк ВМ ортилган вагон бўлса ва станцияда ёки унга яқин жойда <text:s/>ёнгин содир бўлса ВМ ортилган вагон ўша <text:s/>ёнгин содир бўлган жойдан канча масофага узоклаштирилиши лозим.?</text:p>
          </table:table-cell>
          <table:table-cell office:value-type="string" calcext:value-type="string">
            <text:p>Камида 100 метр.</text:p>
          </table:table-cell>
          <table:table-cell office:value-type="string" calcext:value-type="string">
            <text:p>Камида 50 метр</text:p>
          </table:table-cell>
          <table:table-cell office:value-type="string" calcext:value-type="string">
            <text:p>Камида 200 метр</text:p>
          </table:table-cell>
          <table:table-cell office:value-type="string" calcext:value-type="string">
            <text:p>Камида 150 метр.</text:p>
          </table:table-cell>
        </table:table-row>
        <table:table-row table:style-name="ro5">
          <table:table-cell office:value-type="string" calcext:value-type="string">
            <text:p>Кайси жавобда тормоз бошмоклари сонини хисоблаш формуласи тўгри кўрсатилган?</text:p>
          </table:table-cell>
          <table:table-cell office:value-type="string" calcext:value-type="string">
            <text:p>К=(н(1.5и+1))/200</text:p>
          </table:table-cell>
          <table:table-cell office:value-type="string" calcext:value-type="string">
            <text:p>К=н(4+ и)/200.</text:p>
          </table:table-cell>
          <table:table-cell office:value-type="string" calcext:value-type="string">
            <text:p>К=(н(4+1))/200.</text:p>
          </table:table-cell>
          <table:table-cell office:value-type="string" calcext:value-type="string">
            <text:p>К=(н(1.5*1+ и))/200</text:p>
          </table:table-cell>
        </table:table-row>
        <table:table-row table:style-name="ro14">
          <table:table-cell office:value-type="string" calcext:value-type="string">
            <text:p>Икки томонлама блокировка билан, шунингдек, локомотив светофорлари сигналларига асосан нотўғри йўлдан поездларнинг харакатини таъминлайдиган курилмалар билан жихозланган икки йўллик перегонларда поездлар нотўгри йўлдан жўнатилиши мумкинми?</text:p>
          </table:table-cell>
          <table:table-cell office:value-type="string" calcext:value-type="string">
            <text:p>Ха мумкин, фақат поезд диспечерининг оғзаки рухсатига асосан.</text:p>
          </table:table-cell>
          <table:table-cell office:value-type="string" calcext:value-type="string">
            <text:p>Ха мумкин, фақат поезд диспечерининг буйруғига асосан.</text:p>
          </table:table-cell>
          <table:table-cell office:value-type="string" calcext:value-type="string">
            <text:p>ДУ-50 йўл варақаси орқали.</text:p>
          </table:table-cell>
          <table:table-cell office:value-type="string" calcext:value-type="string">
            <text:p>Йўқ мумкин эмас</text:p>
          </table:table-cell>
        </table:table-row>
        <table:table-row table:style-name="ro13">
          <table:table-cell office:value-type="string" calcext:value-type="string">
            <text:p>Афросиёб электропоездига тезликни чегараловчи огохлантиришлар беришга талабнома поезд жўнашидан қанча муддат олдин станция навбатчисига етказилиши лозим?</text:p>
          </table:table-cell>
          <table:table-cell office:value-type="string" calcext:value-type="string">
            <text:p>4 соат.</text:p>
          </table:table-cell>
          <table:table-cell office:value-type="string" calcext:value-type="string">
            <text:p>1 кун.</text:p>
          </table:table-cell>
          <table:table-cell office:value-type="string" calcext:value-type="string">
            <text:p>1 соат</text:p>
          </table:table-cell>
          <table:table-cell office:value-type="string" calcext:value-type="string">
            <text:p>2 соат</text:p>
          </table:table-cell>
        </table:table-row>
        <table:table-row table:style-name="ro5">
          <table:table-cell office:value-type="string" calcext:value-type="string">
            <text:p>"Стрелка" ва "Стрелкали ўтказгич" атамасининг ўзаро фарки кайси бандда тўгри келтирилган?</text:p>
          </table:table-cell>
          <table:table-cell office:value-type="string" calcext:value-type="string">
            <text:p>"Стрелка"- Стрелкали ўтказгичнинг бир кисми</text:p>
          </table:table-cell>
          <table:table-cell office:value-type="string" calcext:value-type="string">
            <text:p>"Стрелкали ўтказгич"- Стрелканинг бир кисми</text:p>
          </table:table-cell>
          <table:table-cell office:value-type="string" calcext:value-type="string">
            <text:p>Ўзаро фарқи мавжуд эмас</text:p>
          </table:table-cell>
          <table:table-cell office:value-type="string" calcext:value-type="string">
            <text:p>Бир нечта стрелкалар бирлашмасига Стрелкали ўтказгич дейилади</text:p>
          </table:table-cell>
        </table:table-row>
        <table:table-row table:style-name="ro15">
          <table:table-cell office:value-type="string" calcext:value-type="string">
            <text:p>Икки йўлли линияларда бир йўналишда ҳаракатланаётган поездларни ўзаро ўзиб ўтиши ёки поездни бош йўлдан бошқасига ўтиши учун қандай ажратиш пунктлари лойҳаланади.</text:p>
          </table:table-cell>
          <table:table-cell office:value-type="string" calcext:value-type="string">
            <text:p>ўзиб ўтиш пункти</text:p>
          </table:table-cell>
          <table:table-cell office:value-type="string" calcext:value-type="string">
            <text:p>оралиқ станцияси </text:p>
          </table:table-cell>
          <table:table-cell office:value-type="string" calcext:value-type="string">
            <text:p>светофор</text:p>
          </table:table-cell>
          <table:table-cell office:value-type="string" calcext:value-type="string">
            <text:p>разъезд</text:p>
          </table:table-cell>
        </table:table-row>
        <table:table-row table:style-name="ro16">
          <table:table-cell office:value-type="string" calcext:value-type="string">
            <text:p>Йўловчи поездларини қабул қилиб жўнатиш йўлларида қандай крестовина маркали стрелкали ўтказгичлар лойиҳаланади?</text:p>
          </table:table-cell>
          <table:table-cell table:style-name="ce3" office:value-type="string" calcext:value-type="string">
            <text:p>1/11</text:p>
          </table:table-cell>
          <table:table-cell table:style-name="ce3" office:value-type="string" calcext:value-type="string">
            <text:p>1/9</text:p>
          </table:table-cell>
          <table:table-cell office:value-type="string" calcext:value-type="string">
            <text:p>1/6 симметрик</text:p>
          </table:table-cell>
          <table:table-cell table:style-name="ce3" office:value-type="string" calcext:value-type="string">
            <text:p>1/8</text:p>
          </table:table-cell>
        </table:table-row>
        <table:table-row table:style-name="ro2">
          <table:table-cell office:value-type="string" calcext:value-type="string">
            <text:p>участка (участковый) поезди бу – </text:p>
          </table:table-cell>
          <table:table-cell office:value-type="string" calcext:value-type="string">
            <text:p>Бир техник станциядан кейингисигача (иккинчисигача) қайта ишланмай борадиган юк поезди.</text:p>
          </table:table-cell>
          <table:table-cell office:value-type="string" calcext:value-type="string">
            <text:p>йўл бўйлаб камида бир техник (участка ёки саралаш) станция орқали қайта ишланмай ўтказиладиган поезд.</text:p>
          </table:table-cell>
          <table:table-cell office:value-type="string" calcext:value-type="string">
            <text:p>ёндош участкадаги оралиқ станцияларига вагонларни олиб борадиган поезд.</text:p>
          </table:table-cell>
          <table:table-cell office:value-type="string" calcext:value-type="string">
            <text:p>темир йўл узели ичида жойлашган бир станциядан бошқасига вагонлар таркибини олиб борувчи поездлар.</text:p>
          </table:table-cell>
        </table:table-row>
        <table:table-row table:style-name="ro17">
          <table:table-cell office:value-type="string" calcext:value-type="string">
            <text:p>700 кмдан ортиқ масофада қатновчи йўловчи поездлари қандай аталади?</text:p>
          </table:table-cell>
          <table:table-cell office:value-type="string" calcext:value-type="string">
            <text:p>узоққа қатновчи йўловчи поезди</text:p>
          </table:table-cell>
          <table:table-cell office:value-type="string" calcext:value-type="string">
            <text:p>халқаро йўловчи поезди</text:p>
          </table:table-cell>
          <table:table-cell office:value-type="string" calcext:value-type="string">
            <text:p>шахарлааро йўловчи поезди</text:p>
          </table:table-cell>
          <table:table-cell office:value-type="string" calcext:value-type="string">
            <text:p>маҳаллий йўловчи поезди</text:p>
          </table:table-cell>
        </table:table-row>
        <table:table-row table:style-name="ro7">
          <table:table-cell office:value-type="string" calcext:value-type="string">
            <text:p>Йўлнинг фойдали узунлиги бу – </text:p>
          </table:table-cell>
          <table:table-cell office:value-type="string" calcext:value-type="string">
            <text:p>тўлиқ узунликнинг ҳаракат таркиби жойлашадиган қисми бўлиб, ҳаракат такибининг туриши ёндош йўллардаги ҳаракатларга ҳалақит бермасдан жойлашиш қисми.</text:p>
          </table:table-cell>
          <table:table-cell office:value-type="string" calcext:value-type="string">
            <text:p>йўлнинг икки томони стрелкали ўтказгичларининг бошланиш қисмларигача масофаси.</text:p>
          </table:table-cell>
          <table:table-cell office:value-type="string" calcext:value-type="string">
            <text:p>паркларни ўзаро бирлаштирувчи стрелкалар қисми</text:p>
          </table:table-cell>
          <table:table-cell office:value-type="string" calcext:value-type="string">
            <text:p>барча жавоблар тўғри</text:p>
          </table:table-cell>
        </table:table-row>
        <table:table-row table:style-name="ro7">
          <table:table-cell office:value-type="string" calcext:value-type="string">
            <text:p>Йўлнинг тўлиқ узунлиги бу – </text:p>
          </table:table-cell>
          <table:table-cell office:value-type="string" calcext:value-type="string">
            <text:p>йўлнинг икки томони стрелкали ўтказгичларининг бошланиш қисмларигача бўлган масофаси.</text:p>
          </table:table-cell>
          <table:table-cell office:value-type="string" calcext:value-type="string">
            <text:p>паркларни ўзаро бирлаштирувчи стрелкалар қисми</text:p>
          </table:table-cell>
          <table:table-cell office:value-type="string" calcext:value-type="string">
            <text:p>барча жавоблар тўғри</text:p>
          </table:table-cell>
          <table:table-cell office:value-type="string" calcext:value-type="string">
            <text:p>тўлиқ узунликнинг ҳаракат таркиби жойлашадиган қисми бўлиб, ҳаракат такибининг туриши ёндош йўллардаги ҳаракатларга ҳалақит бермасдан жойлашиш қисми.</text:p>
          </table:table-cell>
        </table:table-row>
        <table:table-row table:style-name="ro15">
          <table:table-cell office:value-type="string" calcext:value-type="string">
            <text:p>Яримавтоблокировка тизимида агар жўнаётган <text:s/>поезднинг боши чиқиш светофоридан ташқарида бўлиб, светофорни очишнинг иложи бўлмаса поезд қандай тартибда жўнатилади.</text:p>
          </table:table-cell>
          <table:table-cell office:value-type="string" calcext:value-type="string">
            <text:p>ДУ – 52 рухсатномасининг <text:s/>2- шакли.</text:p>
          </table:table-cell>
          <table:table-cell office:value-type="string" calcext:value-type="string">
            <text:p>ДУ – 52 рухсатномасининг <text:s/>1-шакли</text:p>
          </table:table-cell>
          <table:table-cell office:value-type="string" calcext:value-type="string">
            <text:p>ДУ – 50 йўл хати</text:p>
          </table:table-cell>
          <table:table-cell office:value-type="string" calcext:value-type="string">
            <text:p>ДУ – 54 рухсатномасининг <text:s/>2- шакли.</text:p>
          </table:table-cell>
        </table:table-row>
        <table:table-row table:style-name="ro2">
          <table:table-cell office:value-type="string" calcext:value-type="string">
            <text:p>Барча турдаги сигнализатция ва алоқа воситалари ишламаганда қандай поездларни жўнатиш таъқиқланади?</text:p>
          </table:table-cell>
          <table:table-cell office:value-type="string" calcext:value-type="string">
            <text:p>перегонда ишлаш учун тўхтайдиган поездлар.</text:p>
          </table:table-cell>
          <table:table-cell office:value-type="string" calcext:value-type="string">
            <text:p>перегонда ишлаш учун тўхтайдиган, тиклаш ва ўт ўчириш поездлари, ёрдамчи локомотивлар.</text:p>
          </table:table-cell>
          <table:table-cell office:value-type="string" calcext:value-type="string">
            <text:p>ўт ўчириш поездлари</text:p>
          </table:table-cell>
          <table:table-cell office:value-type="string" calcext:value-type="string">
            <text:p>ёрдамчи локомотивлар</text:p>
          </table:table-cell>
        </table:table-row>
        <table:table-row table:style-name="ro5">
          <table:table-cell office:value-type="string" calcext:value-type="string">
            <text:p>Узун таркибли йўловчи поезди (поезд пассажирский длинносоставный ) бу - ?</text:p>
          </table:table-cell>
          <table:table-cell office:value-type="string" calcext:value-type="string">
            <text:p>Узунлиги айни поездни туриш схемасида кўрсатилгандан ортиқ бўлган йўловчи поезди.</text:p>
          </table:table-cell>
          <table:table-cell office:value-type="string" calcext:value-type="string">
            <text:p>таркибида 20дан ортиқ вагонли йўловчи поезди.</text:p>
          </table:table-cell>
          <table:table-cell office:value-type="string" calcext:value-type="string">
            <text:p>таркибида 21дан ортиқ вагонли йўловчи поезди.</text:p>
          </table:table-cell>
          <table:table-cell office:value-type="string" calcext:value-type="string">
            <text:p>таркибида 22данн ортиқ вагонли йўловчи поезди.</text:p>
          </table:table-cell>
        </table:table-row>
        <table:table-row table:style-name="ro10">
          <table:table-cell office:value-type="string" calcext:value-type="string">
            <text:p>Нишаблик 1,0 минглик, вагонлар сони 50 та. Берилган маълумотлар асосида харакат таркибини маҳкамлашга керак бўладиган тормоз бошмоқлари сонини аниқланг.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Чиқиш светофори очилган сўнг, номаьлум сабабларга кўра қизил ранга ўтса ДСП (ПАБ) поездни жўнатиш учун машинистга қандай рухсатнома бериш керак</text:p>
          </table:table-cell>
          <table:table-cell office:value-type="string" calcext:value-type="string">
            <text:p>Иккинчи ёки учинчи вариантларни бирини кўллаб жўнатади.</text:p>
          </table:table-cell>
          <table:table-cell office:value-type="string" calcext:value-type="string">
            <text:p>ДУ 52 рухсатноманинг 1банди бериб жўнатади</text:p>
          </table:table-cell>
          <table:table-cell office:value-type="string" calcext:value-type="string">
            <text:p>Буйрук орқали жўнатиш керак.</text:p>
          </table:table-cell>
          <table:table-cell table:style-name="ce2" office:value-type="string" calcext:value-type="string">
            <text:p>Огзаки кўрсатмаси оркали жўнатади.</text:p>
          </table:table-cell>
        </table:table-row>
        <table:table-row table:style-name="ro17">
          <table:table-cell office:value-type="string" calcext:value-type="string">
            <text:p>Манёвр килаётган локомотивнинг харакатига ким рахбарлик килади?</text:p>
          </table:table-cell>
          <table:table-cell office:value-type="string" calcext:value-type="string">
            <text:p>Поезд тузувчиси</text:p>
          </table:table-cell>
          <table:table-cell office:value-type="string" calcext:value-type="string">
            <text:p>Манёвр диспетчери</text:p>
          </table:table-cell>
          <table:table-cell office:value-type="string" calcext:value-type="string">
            <text:p>Манёвр локомотиви машинисти</text:p>
          </table:table-cell>
          <table:table-cell office:value-type="string" calcext:value-type="string">
            <text:p>Поезд диспетчери</text:p>
          </table:table-cell>
        </table:table-row>
        <table:table-row table:style-name="ro18">
          <table:table-cell office:value-type="string" calcext:value-type="string">
            <text:p>Таклиф сигнали ёки ДСП нинг махсус рухсатномаси билан станцияга кабул килинаётган поезднинг харакат тезлиги неча км/соат дан ошмаслиги керак?</text:p>
          </table:table-cell>
          <table:table-cell office:value-type="string" calcext:value-type="string">
            <text:p>20 км/соат</text:p>
          </table:table-cell>
          <table:table-cell office:value-type="string" calcext:value-type="string">
            <text:p>15 км/соат</text:p>
          </table:table-cell>
          <table:table-cell office:value-type="string" calcext:value-type="string">
            <text:p>10 км/соат</text:p>
          </table:table-cell>
          <table:table-cell office:value-type="string" calcext:value-type="string">
            <text:p>25 км/соат</text:p>
          </table:table-cell>
        </table:table-row>
        <table:table-row table:style-name="ro6">
          <table:table-cell office:value-type="string" calcext:value-type="string">
            <text:p>Агар йул ва локомотив светофорнинг кўрсатмалари бир бирига мос бўлмаса, машинист кайси светофор кўрсатмаси бўйича амал килиш керак?</text:p>
          </table:table-cell>
          <table:table-cell office:value-type="string" calcext:value-type="string">
            <text:p>Йул светофори кўрсатмаси бўйича амал килиш керак</text:p>
          </table:table-cell>
          <table:table-cell office:value-type="string" calcext:value-type="string">
            <text:p>Хамма вариантларга амал килиш керак</text:p>
          </table:table-cell>
          <table:table-cell office:value-type="string" calcext:value-type="string">
            <text:p>Локомотив светофори кўрсатмаси бўйича амал килиш керак</text:p>
          </table:table-cell>
          <table:table-cell office:value-type="string" calcext:value-type="string">
            <text:p>Диспетчер кўрсатмаси бўйича амал қилиш керак</text:p>
          </table:table-cell>
        </table:table-row>
        <table:table-row table:style-name="ro13">
          <table:table-cell office:value-type="string" calcext:value-type="string">
            <text:p>Поезд жўнаётганида чиқиш светофорининг рухсат этувчи кўрсатмасидан ўтганидан сўнг, маршрутга кирувчи "стрелкали секция" сохта бандлик кўрсатса ДСП нинг харакати?</text:p>
          </table:table-cell>
          <table:table-cell office:value-type="string" calcext:value-type="string">
            <text:p>А ва В жавоблар тўғри</text:p>
          </table:table-cell>
          <table:table-cell office:value-type="string" calcext:value-type="string">
            <text:p>ДУ-46 шаклдаги кўрик журналига кайд этиши керак</text:p>
          </table:table-cell>
          <table:table-cell office:value-type="string" calcext:value-type="string">
            <text:p>Дархол поезд диспетчерига хабар бериш керак</text:p>
          </table:table-cell>
          <table:table-cell office:value-type="string" calcext:value-type="string">
            <text:p>Ўз харакатларини текшириши лозим</text:p>
          </table:table-cell>
        </table:table-row>
        <table:table-row table:style-name="ro19">
          <table:table-cell office:value-type="string" calcext:value-type="string">
            <text:p>12.08.2016 йилдаги 351-Н буйруғига асосан "Афросиёб" электропоезди ту́хтамасдан <text:s/>харакатланганда факатгина станциянинг бош йу́лларидан ўтказилиши керак. <text:s/>Шу Билан биргаликда олдинда нечта перегоннинг бўшлиги таъминланиши керак? </text:p>
          </table:table-cell>
          <table:table-cell office:value-type="string" calcext:value-type="string">
            <text:p>2 тадан кам эмас <text:s text:c="40"/></text:p>
          </table:table-cell>
          <table:table-cell office:value-type="string" calcext:value-type="string">
            <text:p>1 та перегон</text:p>
          </table:table-cell>
          <table:table-cell office:value-type="string" calcext:value-type="string">
            <text:p>1 тадан кам эмас</text:p>
          </table:table-cell>
          <table:table-cell office:value-type="string" calcext:value-type="string">
            <text:p>3 та перегон</text:p>
          </table:table-cell>
        </table:table-row>
        <table:table-row table:style-name="ro15">
          <table:table-cell office:value-type="string" calcext:value-type="string">
            <text:p>ДСП томонидан "Афросиёб" электропоездини қабул килиш, жўнатиш ва ўтказиш маршрутини тайёрлаш билан боғлик барча ишлар унинг ўтишидан <text:s/>неча дакика олдин тугатилиши керак? </text:p>
          </table:table-cell>
          <table:table-cell office:value-type="string" calcext:value-type="string">
            <text:p>20 дакика</text:p>
          </table:table-cell>
          <table:table-cell office:value-type="string" calcext:value-type="string">
            <text:p>10 дакика</text:p>
          </table:table-cell>
          <table:table-cell office:value-type="string" calcext:value-type="string">
            <text:p>30 дакика</text:p>
          </table:table-cell>
          <table:table-cell office:value-type="string" calcext:value-type="string">
            <text:p>Вазиятга караб</text:p>
          </table:table-cell>
        </table:table-row>
        <table:table-row table:style-name="ro15">
          <table:table-cell office:value-type="string" calcext:value-type="string">
            <text:p>"Афросиёб" электропоездини ўтказиш маршрутида неча дакика олдин ишлар тугатилиши, йўл ва бошка қурилмалар соз холатга келтирилиши, материал ва иш қуроллари йўлдан олиб қўйилиши керак?</text:p>
          </table:table-cell>
          <table:table-cell office:value-type="string" calcext:value-type="string">
            <text:p>30 дакика</text:p>
          </table:table-cell>
          <table:table-cell office:value-type="string" calcext:value-type="string">
            <text:p>15 дакика</text:p>
          </table:table-cell>
          <table:table-cell office:value-type="string" calcext:value-type="string">
            <text:p>20 дакика</text:p>
          </table:table-cell>
          <table:table-cell office:value-type="string" calcext:value-type="string">
            <text:p>25 дакика</text:p>
          </table:table-cell>
        </table:table-row>
        <table:table-row table:style-name="ro13">
          <table:table-cell office:value-type="string" calcext:value-type="string">
            <text:p>Қайси жавобда <text:s/>жўнатилаётган поезд машинистига радиоалока орқали узатиладиган қайд этилувчи буйруғи тўғрисидаги белгиси <text:s/>поездлар харакати журналида тўғри кўрсатилган?</text:p>
          </table:table-cell>
          <table:table-cell office:value-type="string" calcext:value-type="string">
            <text:p>РС №2 15-38 Ч2.</text:p>
          </table:table-cell>
          <table:table-cell office:value-type="string" calcext:value-type="string">
            <text:p>РС №4 16-56</text:p>
          </table:table-cell>
          <table:table-cell office:value-type="string" calcext:value-type="string">
            <text:p>ПС №1 13-47 Ч2. <text:s text:c="41"/></text:p>
          </table:table-cell>
          <table:table-cell office:value-type="string" calcext:value-type="string">
            <text:p>ПС №3 14-25 Ч. </text:p>
          </table:table-cell>
        </table:table-row>
        <table:table-row table:style-name="ro11">
          <table:table-cell office:value-type="string" calcext:value-type="string">
            <text:p>Станция йу́ллари, стрелкали ўтказгичлар, ССБ ва алока курилмалари, контакт тармоклари ва станция хўжаликдарида комиссиявий ойлик кўрик (КМО) ўтказилганлиги хакидаги далолатнома канча муддатда тузилиши керак</text:p>
          </table:table-cell>
          <table:table-cell office:value-type="string" calcext:value-type="string">
            <text:p>Кўрик ўтказилгандан сўнг 2 иш кундан кечиктирмасдан</text:p>
          </table:table-cell>
          <table:table-cell office:value-type="string" calcext:value-type="string">
            <text:p>Кўрик ўтказилгандан сўнг 1 иш <text:s/>кундан кечиктирмасдан</text:p>
          </table:table-cell>
          <table:table-cell office:value-type="string" calcext:value-type="string">
            <text:p>Кўрик ўтказилгандан сўнг 4 соат муддатда</text:p>
          </table:table-cell>
          <table:table-cell office:value-type="string" calcext:value-type="string">
            <text:p>Кўрик ўтказилгандан сўнг 2 соат муддатда</text:p>
          </table:table-cell>
        </table:table-row>
        <table:table-row table:style-name="ro20">
          <table:table-cell office:value-type="string" calcext:value-type="string">
            <text:p>1200 мм дан ортиқ баландликда йўл ишлари учун (баластдан ташқари) юкларни йўлдан қандай масофада тушириш керак?</text:p>
          </table:table-cell>
          <table:table-cell office:value-type="string" calcext:value-type="string">
            <text:p>энг ташқи темир йўлнинг ташқи четидан 2,5 м дан яқин бўлмаган масофада;</text:p>
          </table:table-cell>
          <table:table-cell office:value-type="string" calcext:value-type="string">
            <text:p>сўнгги релснинг ташқи четидан 2,0 м дан яқин бўлмаган масофада;</text:p>
          </table:table-cell>
          <table:table-cell office:value-type="string" calcext:value-type="string">
            <text:p>йўлнинг ўқидан 2,5 м дан яқин бўлмаган масофада;</text:p>
          </table:table-cell>
          <table:table-cell office:value-type="string" calcext:value-type="string">
            <text:p>йўл ўқидан 2,0 м дан яқин бўлмаган масофада;</text:p>
          </table:table-cell>
        </table:table-row>
        <table:table-row table:style-name="ro21">
          <table:table-cell office:value-type="string" calcext:value-type="string">
            <text:p>Бир йўлли участкаларда стансия чегараси қандай?</text:p>
          </table:table-cell>
          <table:table-cell office:value-type="string" calcext:value-type="string">
            <text:p>Кириш светофорлари;</text:p>
          </table:table-cell>
          <table:table-cell office:value-type="string" calcext:value-type="string">
            <text:p>НОД буйруғига мувофиқ километр устунлари;</text:p>
          </table:table-cell>
          <table:table-cell office:value-type="string" calcext:value-type="string">
            <text:p>Кириш стрелкалари;</text:p>
          </table:table-cell>
          <table:table-cell office:value-type="string" calcext:value-type="string">
            <text:p>Траcк чегараси белгиси;</text:p>
          </table:table-cell>
        </table:table-row>
        <table:table-row table:style-name="ro17">
          <table:table-cell office:value-type="string" calcext:value-type="string">
            <text:p>Маршрут светофорининг мақсади?</text:p>
          </table:table-cell>
          <table:table-cell office:value-type="string" calcext:value-type="string">
            <text:p>поезднинг бир стансия ҳудудидан бошқасига ҳаракатланишига рухсат бериш ёки тақиқлаш;</text:p>
          </table:table-cell>
          <table:table-cell office:value-type="string" calcext:value-type="string">
            <text:p>поезднинг стансиядан поездга ҳаракатланишига рухсат бериш ёки тақиқлаш;</text:p>
          </table:table-cell>
          <table:table-cell office:value-type="string" calcext:value-type="string">
            <text:p>поезднинг автотранспортдан стансияга боришига рухсат бериш ёки тақиқлаш;</text:p>
          </table:table-cell>
          <table:table-cell office:value-type="string" calcext:value-type="string">
            <text:p>маневрларга рухсат бериш ёки тақиқлаш;</text:p>
          </table:table-cell>
        </table:table-row>
        <table:table-row table:style-name="ro12">
          <table:table-cell office:value-type="string" calcext:value-type="string">
            <text:p>Нуқта бошининг ёки ҳаракатланувчи ядронинг кенглиги 50 мм ва ундан юқори бўлган участкада ўлчанган ҳолда, ромнинг релсига ва ҳаракатланувчи ядронинг қўриқчига қарши туширилишига йўл қўйилмайди:</text:p>
          </table:table-cell>
          <table:table-cell office:value-type="string" calcext:value-type="string">
            <text:p>2 мм;</text:p>
          </table:table-cell>
          <table:table-cell office:value-type="string" calcext:value-type="string">
            <text:p>3 мм; </text:p>
          </table:table-cell>
          <table:table-cell office:value-type="string" calcext:value-type="string">
            <text:p>4 мм;</text:p>
          </table:table-cell>
          <table:table-cell office:value-type="string" calcext:value-type="string">
            <text:p>5 мм;</text:p>
          </table:table-cell>
        </table:table-row>
        <table:table-row table:style-name="ro22">
          <table:table-cell office:value-type="string" calcext:value-type="string">
            <text:p>Поездлар ҳаракатини участкада ким бошқаради?</text:p>
          </table:table-cell>
          <table:table-cell office:value-type="string" calcext:value-type="string">
            <text:p>поезд диспетчери;</text:p>
          </table:table-cell>
          <table:table-cell office:value-type="string" calcext:value-type="string">
            <text:p>поезд диспетчери, РЖУ навбатчиси ва ҳаракатни чекловчи стантсиялар навбатчилари;</text:p>
          </table:table-cell>
          <table:table-cell office:value-type="string" calcext:value-type="string">
            <text:p>поезд ёки локомотив диспетчери;</text:p>
          </table:table-cell>
          <table:table-cell office:value-type="string" calcext:value-type="string">
            <text:p>йўл бўлими навбатчиси</text:p>
          </table:table-cell>
        </table:table-row>
        <table:table-row table:style-name="ro10">
          <table:table-cell office:value-type="string" calcext:value-type="string">
            <text:p>Тоғ олдидаги паркда вагон кесмаси бошқа кесмага яқинлашганда, силтаб маневр қилишда маневрлар: дан ортиқ бўлмаган тезликда бажарилади.</text:p>
          </table:table-cell>
          <table:table-cell office:value-type="string" calcext:value-type="string">
            <text:p>3 км/соат; </text:p>
          </table:table-cell>
          <table:table-cell office:value-type="string" calcext:value-type="string">
            <text:p>15 км/соат;</text:p>
          </table:table-cell>
          <table:table-cell office:value-type="string" calcext:value-type="string">
            <text:p>25 км/соат;</text:p>
          </table:table-cell>
          <table:table-cell office:value-type="string" calcext:value-type="string">
            <text:p>5 км/соат; <text:s/></text:p>
          </table:table-cell>
        </table:table-row>
        <table:table-row table:style-name="ro16">
          <table:table-cell office:value-type="string" calcext:value-type="string">
            <text:p>Уч ва тўрт йўлли участкаларда иккинчи ва учинчи йўлларнинг ўқлари орасидаги масофа қанча бўлиши керак?</text:p>
          </table:table-cell>
          <table:table-cell office:value-type="string" calcext:value-type="string">
            <text:p>5000 мм дан кам бўлмаган;</text:p>
          </table:table-cell>
          <table:table-cell office:value-type="string" calcext:value-type="string">
            <text:p>камида 4100 мм;</text:p>
          </table:table-cell>
          <table:table-cell office:value-type="string" calcext:value-type="string">
            <text:p>4800 мм дан кам бўлмаган;</text:p>
          </table:table-cell>
          <table:table-cell office:value-type="string" calcext:value-type="string">
            <text:p>3600 мм дан кам бўлмаган;</text:p>
          </table:table-cell>
        </table:table-row>
        <table:table-row table:style-name="ro5">
          <table:table-cell office:value-type="string" calcext:value-type="string">
            <text:p>Стансиядаги сигнализатсия, марказлаштириш ва блокировкалаш қурилмаларини ким бошқаради?</text:p>
          </table:table-cell>
          <table:table-cell office:value-type="string" calcext:value-type="string">
            <text:p>стансия навбатчиси;</text:p>
          </table:table-cell>
          <table:table-cell office:value-type="string" calcext:value-type="string">
            <text:p>бўлим навбатчиси;</text:p>
          </table:table-cell>
          <table:table-cell office:value-type="string" calcext:value-type="string">
            <text:p>навбатчи навбатчи - ўз хизмат ҳудуди доирасида мустақил равишда;</text:p>
          </table:table-cell>
          <table:table-cell office:value-type="string" calcext:value-type="string">
            <text:p>навбатчи электрчи;</text:p>
          </table:table-cell>
        </table:table-row>
        <table:table-row table:style-name="ro17">
          <table:table-cell office:value-type="string" calcext:value-type="string">
            <text:p>Юк поездининг думи қандай белгиланади?</text:p>
          </table:table-cell>
          <table:table-cell office:value-type="string" calcext:value-type="string">
            <text:p>Охирги автомобилнинг буфер панелининг ўнг томонидаги қизил диск;</text:p>
          </table:table-cell>
          <table:table-cell office:value-type="string" calcext:value-type="string">
            <text:p>Охирги автомашинанинг буфер нурининг ўнг томонидаги сариқ байроқ;</text:p>
          </table:table-cell>
          <table:table-cell office:value-type="string" calcext:value-type="string">
            <text:p>Охирги автомашинанинг буфер панелининг икки томонидаги сариқ байроқ;</text:p>
          </table:table-cell>
          <table:table-cell office:value-type="string" calcext:value-type="string">
            <text:p>Охирги автомашинанинг буфер панелининг иккала томонидаги қизил диск;</text:p>
          </table:table-cell>
        </table:table-row>
        <table:table-row table:style-name="ro20">
          <table:table-cell office:value-type="string" calcext:value-type="string">
            <text:p>Асосий ва қабул қилувчи-жўнаб кетувчи йўловчи йўлларида стрелкалар кескинроқ бўлмаган хочларга эга бўлиши керак:</text:p>
          </table:table-cell>
          <table:table-cell office:value-type="string" calcext:value-type="string">
            <text:p>1/11 дан тик эмас;</text:p>
          </table:table-cell>
          <table:table-cell office:value-type="string" calcext:value-type="string">
            <text:p>1/18 дан тик эмас;</text:p>
          </table:table-cell>
          <table:table-cell office:value-type="string" calcext:value-type="string">
            <text:p>1/9 дан тик эмас;</text:p>
          </table:table-cell>
          <table:table-cell office:value-type="string" calcext:value-type="string">
            <text:p>1/6 дан тик эмас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23:12.419440405</meta:creation-date>
    <dc:date>2023-06-04T20:23:58.355047020</dc:date>
    <meta:editing-duration>PT46S</meta:editing-duration>
    <meta:editing-cycles>1</meta:editing-cycles>
    <meta:document-statistic meta:table-count="1" meta:cell-count="255" meta:object-count="0"/>
    <meta:generator>LibreOffice/7.3.7.2$Linux_X86_64 LibreOffice_project/30$Build-2</meta:generator>
  </office:meta>
</office:document-meta>
</file>